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color="#008000"/>
    </style:style>
    <style:style style:name="P7" style:family="paragraph">
      <style:paragraph-properties fo:margin-left="0cm" fo:margin-right="0cm" fo:text-align="center" fo:text-indent="0cm"/>
      <style:text-properties fo:color="#8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8000"/>
    </style:style>
    <style:style style:name="T4" style:family="text">
      <style:text-properties fo:color="#8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1" draw:id="id1" draw:layer="layout" svg:width="1.69cm" svg:height="0.777cm" svg:x="1cm" svg:y="4.109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id="id7" draw:layer="layout" svg:width="3.382cm" svg:height="0.777cm" svg:x="16.976cm" svg:y="1cm">
          <text:p text:style-name="P2"><text:span text:style-name="T2">MAIN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id="id9" draw:layer="layout" svg:width="3.381cm" svg:height="0.777cm" svg:x="21.119cm" svg:y="1cm">
          <text:p text:style-name="P2"><text:span text:style-name="T2">SEC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5" draw:layer="layout" svg:width="2.537cm" svg:height="0.777cm" svg:x="13.003cm" svg:y="1cm">
          <text:p text:style-name="P2"><text:span text:style-name="T2">EQUAL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id="id16" draw:layer="layout" svg:width="2.705cm" svg:height="0.777cm" svg:x="21.542cm" svg:y="7.839cm">
          <text:p text:style-name="P2"><text:span text:style-name="T2">MAIN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id="id17" draw:layer="layout" svg:width="3.382cm" svg:height="0.777cm" svg:x="16.469cm" svg:y="10.56cm">
          <text:p text:style-name="P2"><text:span text:style-name="T2">SEC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id="id10" draw:layer="layout" svg:width="2.705cm" svg:height="0.777cm" svg:x="25.895cm" svg:y="4.1cm">
          <text:p text:style-name="P2"><text:span text:style-name="T2">DIFF_HA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draw:id="id2" draw:layer="layout" svg:width="2.96cm" svg:height="2.331cm" svg:x="3.451cm" svg:y="3.332cm">
          <text:p text:style-name="P2"><text:span text:style-name="T2">USE HASH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2.69cm" svg:y1="4.497cm" svg:x2="3.451cm" svg:y2="4.497cm" draw:start-shape="id1" draw:start-glue-point="7" draw:end-shape="id2" draw:end-glue-point="5">
          <text:p/>
        </draw:connector>
        <draw:custom-shape draw:style-name="gr4" draw:text-style-name="P4" draw:id="id3" draw:layer="layout" svg:width="2.959cm" svg:height="2.331cm" svg:x="8.101cm" svg:y="3.332cm">
          <text:p text:style-name="P2"><text:span text:style-name="T2">SIZE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draw:id="id6" draw:layer="layout" svg:width="2.958cm" svg:height="2.331cm" svg:x="17.146cm" svg:y="3.332cm">
          <text:p text:style-name="P2"><text:span text:style-name="T2">TIME MAIN &gt;</text:span></text:p>
          <text:p text:style-name="P2"><text:span text:style-name="T2">TIM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draw:type="line" svg:x1="11.06cm" svg:y1="4.497cm" svg:x2="12.75cm" svg:y2="4.497cm" draw:start-shape="id3" draw:start-glue-point="7" draw:end-shape="id4" draw:end-glue-point="5">
          <text:p text:style-name="P6"><text:span text:style-name="T3">yes</text:span></text:p>
        </draw:connector>
        <draw:connector draw:style-name="gr6" draw:text-style-name="P2" draw:layer="layout" draw:type="line" svg:x1="6.411cm" svg:y1="4.497cm" svg:x2="8.101cm" svg:y2="4.497cm" draw:start-shape="id2" draw:start-glue-point="7" draw:end-shape="id3" draw:end-glue-point="5">
          <text:p text:style-name="P6"><text:span text:style-name="T3">yes</text:span></text:p>
        </draw:connector>
        <draw:custom-shape draw:style-name="gr4" draw:text-style-name="P4" draw:id="id4" draw:layer="layout" svg:width="2.958cm" svg:height="2.331cm" svg:x="12.75cm" svg:y="3.332cm">
          <text:p text:style-name="P2"><text:span text:style-name="T2">HASH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6" draw:layer="layout" draw:type="line" svg:x1="14.228cm" svg:y1="3.332cm" svg:x2="14.271cm" svg:y2="1.777cm" draw:start-shape="id4" draw:start-glue-point="4" draw:end-shape="id5" draw:end-glue-point="6">
          <text:p text:style-name="P6"><text:span text:style-name="T3">yes</text:span></text:p>
        </draw:connector>
        <draw:connector draw:style-name="gr7" draw:text-style-name="P7" draw:layer="layout" draw:type="line" svg:x1="15.708cm" svg:y1="4.497cm" svg:x2="17.146cm" svg:y2="4.497cm" draw:start-shape="id4" draw:start-glue-point="7" draw:end-shape="id6" draw:end-glue-point="5">
          <text:p text:style-name="P7"><text:span text:style-name="T4">no</text:span></text:p>
        </draw:connector>
        <draw:connector draw:style-name="gr6" draw:text-style-name="P6" draw:layer="layout" draw:type="line" svg:x1="18.624cm" svg:y1="3.332cm" svg:x2="18.667cm" svg:y2="1.777cm" draw:start-shape="id6" draw:start-glue-point="4" draw:end-shape="id7">
          <text:p text:style-name="P6"><text:span text:style-name="T3">yes</text:span></text:p>
        </draw:connector>
        <draw:custom-shape draw:style-name="gr4" draw:text-style-name="P4" draw:id="id8" draw:layer="layout" svg:width="2.959cm" svg:height="2.331cm" svg:x="21.288cm" svg:y="3.332cm">
          <text:p text:style-name="P2"><text:span text:style-name="T2">TIME SEC &gt;</text:span></text:p>
          <text:p text:style-name="P2"><text:span text:style-name="T2">TIME MA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7" draw:layer="layout" draw:type="line" svg:x1="20.104cm" svg:y1="4.497cm" svg:x2="21.288cm" svg:y2="4.497cm" draw:start-shape="id6" draw:end-shape="id8">
          <text:p text:style-name="P7"><text:span text:style-name="T4">no</text:span></text:p>
        </draw:connector>
        <draw:connector draw:style-name="gr6" draw:text-style-name="P6" draw:layer="layout" draw:type="line" svg:x1="22.767cm" svg:y1="3.332cm" svg:x2="22.809cm" svg:y2="1.777cm" draw:start-shape="id8" draw:end-shape="id9">
          <text:p text:style-name="P6"><text:span text:style-name="T3">yes</text:span></text:p>
        </draw:connector>
        <draw:connector draw:style-name="gr7" draw:text-style-name="P7" draw:layer="layout" draw:type="line" svg:x1="24.247cm" svg:y1="4.497cm" svg:x2="25.895cm" svg:y2="4.488cm" draw:start-shape="id8" draw:end-shape="id10">
          <text:p text:style-name="P7"><text:span text:style-name="T4">no</text:span></text:p>
        </draw:connector>
        <draw:connector draw:style-name="gr7" draw:text-style-name="P7" draw:layer="layout" draw:type="line" svg:x1="9.58cm" svg:y1="5.663cm" svg:x2="9.58cm" svg:y2="7.063cm" draw:start-shape="id3" draw:start-glue-point="6" draw:end-shape="id11">
          <text:p text:style-name="P7"><text:span text:style-name="T4">no</text:span></text:p>
        </draw:connector>
        <draw:custom-shape draw:style-name="gr4" draw:text-style-name="P4" draw:id="id15" draw:layer="layout" svg:width="2.958cm" svg:height="2.331cm" svg:x="16.639cm" svg:y="7.063cm">
          <text:p text:style-name="P2"><text:span text:style-name="T2">SIZE MAIN &gt;</text:span></text:p>
          <text:p text:style-name="P2"><text:span text:style-name="T2">SIZ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draw:id="id12" draw:layer="layout" svg:width="3.38cm" svg:height="0.777cm" svg:x="7.932cm" svg:y="10.56cm">
          <text:p text:style-name="P2"><text:span text:style-name="T2">MAIN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id="id14" draw:layer="layout" svg:width="3.381cm" svg:height="0.777cm" svg:x="12.243cm" svg:y="10.56cm">
          <text:p text:style-name="P2"><text:span text:style-name="T2">SEC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draw:id="id11" draw:layer="layout" svg:width="2.959cm" svg:height="2.331cm" svg:x="8.101cm" svg:y="7.063cm">
          <text:p text:style-name="P2"><text:span text:style-name="T2">TIME MAIN &gt;</text:span></text:p>
          <text:p text:style-name="P2"><text:span text:style-name="T2">TIM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6" draw:layer="layout" draw:type="line" svg:x1="9.58cm" svg:y1="9.394cm" svg:x2="9.622cm" svg:y2="10.56cm" draw:start-shape="id11" draw:end-shape="id12">
          <text:p text:style-name="P6"><text:span text:style-name="T3">yes</text:span></text:p>
        </draw:connector>
        <draw:custom-shape draw:style-name="gr4" draw:text-style-name="P4" draw:id="id13" draw:layer="layout" svg:width="2.958cm" svg:height="2.331cm" svg:x="12.497cm" svg:y="7.063cm">
          <text:p text:style-name="P2"><text:span text:style-name="T2">TIME SEC &gt;</text:span></text:p>
          <text:p text:style-name="P2"><text:span text:style-name="T2">TIME MA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7" draw:layer="layout" draw:type="line" svg:x1="11.06cm" svg:y1="8.228cm" svg:x2="12.497cm" svg:y2="8.228cm" draw:start-shape="id11" draw:start-glue-point="7" draw:end-shape="id13">
          <text:p text:style-name="P7"><text:span text:style-name="T4">no</text:span></text:p>
        </draw:connector>
        <draw:connector draw:style-name="gr6" draw:text-style-name="P6" draw:layer="layout" draw:type="line" svg:x1="13.976cm" svg:y1="9.394cm" svg:x2="13.933cm" svg:y2="10.56cm" draw:start-shape="id13" draw:end-shape="id14">
          <text:p text:style-name="P6"><text:span text:style-name="T3">yes</text:span></text:p>
        </draw:connector>
        <draw:connector draw:style-name="gr6" draw:text-style-name="P2" draw:layer="layout" draw:type="line" svg:x1="19.597cm" svg:y1="8.228cm" svg:x2="21.542cm" svg:y2="8.227cm" draw:start-shape="id15" draw:start-glue-point="7" draw:end-shape="id16" draw:end-glue-point="5">
          <text:p text:style-name="P6"><text:span text:style-name="T3">yes</text:span></text:p>
        </draw:connector>
        <draw:connector draw:style-name="gr7" draw:text-style-name="P7" draw:layer="layout" draw:type="line" svg:x1="15.455cm" svg:y1="8.228cm" svg:x2="16.639cm" svg:y2="8.228cm" draw:start-shape="id13" draw:start-glue-point="7" draw:end-shape="id15" draw:end-glue-point="5">
          <text:p text:style-name="P7"><text:span text:style-name="T4">no</text:span></text:p>
        </draw:connector>
        <draw:connector draw:style-name="gr7" draw:text-style-name="P7" draw:layer="layout" draw:type="line" svg:x1="18.117cm" svg:y1="9.394cm" svg:x2="18.159cm" svg:y2="10.56cm" draw:start-shape="id15" draw:start-glue-point="6" draw:end-shape="id17" draw:end-glue-point="4">
          <text:p text:style-name="P7"><text:span text:style-name="T4">no</text:span></text:p>
        </draw:connector>
        <draw:connector draw:style-name="gr7" draw:text-style-name="P7" draw:layer="layout" draw:type="line" svg:x1="4.93cm" svg:y1="5.663cm" svg:x2="4.892cm" svg:y2="12.269cm" draw:start-shape="id2" draw:start-glue-point="6" draw:end-shape="id18">
          <text:p text:style-name="P7"><text:span text:style-name="T4">no</text:span></text:p>
        </draw:connector>
        <draw:custom-shape draw:style-name="gr4" draw:text-style-name="P4" draw:id="id18" draw:layer="layout" svg:width="2.958cm" svg:height="2.332cm" svg:x="3.413cm" svg:y="12.269cm">
          <text:p text:style-name="P2"><text:span text:style-name="T2">TIME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draw:type="line" svg:x1="4.891cm" svg:y1="14.601cm" svg:x2="4.879cm" svg:y2="15.743cm" draw:start-shape="id18" draw:start-glue-point="6" draw:end-shape="id19">
          <text:p text:style-name="P6"><text:span text:style-name="T3">yes</text:span></text:p>
        </draw:connector>
        <draw:custom-shape draw:style-name="gr4" draw:text-style-name="P4" draw:id="id19" draw:layer="layout" svg:width="2.959cm" svg:height="2.332cm" svg:x="3.4cm" svg:y="15.743cm">
          <text:p text:style-name="P2"><text:span text:style-name="T2">SIZE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draw:type="line" svg:x1="4.879cm" svg:y1="18.075cm" svg:x2="4.946cm" svg:y2="19.197cm" draw:start-shape="id19" draw:start-glue-point="6" draw:end-shape="id20" draw:end-glue-point="4">
          <text:p text:style-name="P6"><text:span text:style-name="T3">yes</text:span></text:p>
        </draw:connector>
        <draw:connector draw:style-name="gr7" draw:text-style-name="P7" draw:layer="layout" draw:type="line" svg:x1="6.359cm" svg:y1="16.908cm" svg:x2="7.885cm" svg:y2="16.865cm" draw:start-shape="id19" draw:start-glue-point="7" draw:end-shape="id21" draw:end-glue-point="5">
          <text:p text:style-name="P7"><text:span text:style-name="T4">no</text:span></text:p>
        </draw:connector>
        <draw:custom-shape draw:style-name="gr2" draw:text-style-name="P3" draw:id="id22" draw:layer="layout" svg:width="2.705cm" svg:height="0.777cm" svg:x="12.788cm" svg:y="16.476cm">
          <text:p text:style-name="P2"><text:span text:style-name="T2">MAIN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id="id23" draw:layer="layout" svg:width="3.382cm" svg:height="0.777cm" svg:x="7.715cm" svg:y="19.197cm">
          <text:p text:style-name="P2"><text:span text:style-name="T2">SEC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draw:id="id21" draw:layer="layout" svg:width="2.958cm" svg:height="2.331cm" svg:x="7.885cm" svg:y="15.7cm">
          <text:p text:style-name="P2"><text:span text:style-name="T2">SIZE MAIN &gt;</text:span></text:p>
          <text:p text:style-name="P2"><text:span text:style-name="T2">SIZ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draw:type="line" svg:x1="10.843cm" svg:y1="16.865cm" svg:x2="12.788cm" svg:y2="16.864cm" draw:start-shape="id21" draw:start-glue-point="7" draw:end-shape="id22" draw:end-glue-point="5">
          <text:p text:style-name="P6"><text:span text:style-name="T3">yes</text:span></text:p>
        </draw:connector>
        <draw:connector draw:style-name="gr7" draw:text-style-name="P7" draw:layer="layout" draw:type="line" svg:x1="9.363cm" svg:y1="18.031cm" svg:x2="9.405cm" svg:y2="19.197cm" draw:start-shape="id21" draw:start-glue-point="6" draw:end-shape="id23" draw:end-glue-point="4">
          <text:p text:style-name="P7"><text:span text:style-name="T4">no</text:span></text:p>
        </draw:connector>
        <draw:custom-shape draw:style-name="gr3" draw:text-style-name="P3" draw:id="id20" draw:layer="layout" svg:width="2.537cm" svg:height="0.777cm" svg:x="3.678cm" svg:y="19.197cm">
          <text:p text:style-name="P2"><text:span text:style-name="T2">EQUAL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7" draw:layer="layout" draw:type="line" svg:x1="6.371cm" svg:y1="13.435cm" svg:x2="8.141cm" svg:y2="13.434cm" draw:start-shape="id18" draw:end-shape="id24">
          <text:p text:style-name="P7"><text:span text:style-name="T4">no</text:span></text:p>
        </draw:connector>
        <draw:custom-shape draw:style-name="gr4" draw:text-style-name="P4" draw:id="id24" draw:layer="layout" svg:width="2.959cm" svg:height="2.331cm" svg:x="8.141cm" svg:y="12.269cm">
          <text:p text:style-name="P2"><text:span text:style-name="T2">TIME MAIN &gt;</text:span></text:p>
          <text:p text:style-name="P2"><text:span text:style-name="T2">TIM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6" draw:layer="layout" draw:type="line" svg:x1="9.62cm" svg:y1="12.269cm" svg:x2="9.621cm" svg:y2="11.337cm" draw:start-shape="id24" draw:end-shape="id12" draw:end-glue-point="6">
          <text:p text:style-name="P6"><text:span text:style-name="T3">yes</text:span></text:p>
        </draw:connector>
        <draw:custom-shape draw:style-name="gr4" draw:text-style-name="P4" draw:id="id25" draw:layer="layout" svg:width="2.958cm" svg:height="2.331cm" svg:x="12.442cm" svg:y="12.3cm">
          <text:p text:style-name="P2"><text:span text:style-name="T2">TIME SEC &gt;</text:span></text:p>
          <text:p text:style-name="P2"><text:span text:style-name="T2">TIME MA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7" draw:layer="layout" draw:type="line" svg:x1="11.1cm" svg:y1="13.434cm" svg:x2="12.442cm" svg:y2="13.465cm" draw:start-shape="id24" draw:start-glue-point="7" draw:end-shape="id25">
          <text:p text:style-name="P7"><text:span text:style-name="T4">no</text:span></text:p>
        </draw:connector>
        <draw:connector draw:style-name="gr6" draw:text-style-name="P6" draw:layer="layout" draw:type="line" svg:x1="13.921cm" svg:y1="12.3cm" svg:x2="13.933cm" svg:y2="11.337cm" draw:start-shape="id25" draw:end-shape="id14" draw:end-glue-point="6">
          <text:p text:style-name="P6"><text:span text:style-name="T3">ye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3$Win32 OpenOffice.org_project/680m5$Build-9221</meta:generator>
    <meta:initial-creator>Itamar Almeida de Carvalho</meta:initial-creator>
    <meta:creation-date>2008-01-16T21:44:14</meta:creation-date>
    <dc:creator>Itamar Almeida de Carvalho</dc:creator>
    <dc:date>2008-01-16T22:33:32</dc:date>
    <meta:editing-cycles>5</meta:editing-cycles>
    <meta:editing-duration>PT33M31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